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F00000A620AB7DDEDC64CEB37.png" manifest:media-type="image/png"/>
  <manifest:file-entry manifest:full-path="Pictures/10000201000003FB000002CA3EBC76E4986232F0.png" manifest:media-type="image/png"/>
  <manifest:file-entry manifest:full-path="Pictures/1000020100000424000002C6789903C3562B3B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583cm" svg:height="7.758cm" svg:x="0.8cm" svg:y="4cm">
          <draw:image xlink:href="Pictures/1000020100000424000002C6789903C3562B3BAA.png" xlink:type="simple" xlink:show="embed" xlink:actuate="onLoad" loext:mime-type="image/png">
            <text:p/>
          </draw:image>
        </draw:frame>
        <draw:frame draw:style-name="gr1" draw:text-style-name="P1" draw:layer="layout" svg:width="11.534cm" svg:height="8.082cm" svg:x="12.594cm" svg:y="3.8cm">
          <draw:image xlink:href="Pictures/10000201000003FB000002CA3EBC76E4986232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5.232cm" svg:height="11.758cm" svg:x="3.168cm" svg:y="1.442cm">
          <draw:image xlink:href="Pictures/100002010000049F00000A620AB7DDEDC64CEB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0:30:08.972025083</meta:creation-date>
    <dc:date>2022-01-21T10:52:59.082393725</dc:date>
    <meta:editing-duration>PT12M40S</meta:editing-duration>
    <meta:editing-cycles>1</meta:editing-cycles>
    <meta:document-statistic meta:object-count="28"/>
    <meta:generator>LibreOffice/6.4.7.2$Linux_X86_64 LibreOffice_project/40$Build-2</meta:generator>
  </office:meta>
</office:document-meta>
</file>